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Text_20_body">
      <style:text-properties officeooo:rsid="00137ce8" officeooo:paragraph-rsid="00132269"/>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17d85" officeooo:paragraph-rsid="00117d85"/>
    </style:style>
    <style:style style:name="P18" style:family="paragraph" style:parent-style-name="Heading_20_2">
      <style:text-properties officeooo:paragraph-rsid="00176522"/>
    </style:style>
    <style:style style:name="P19" style:family="paragraph" style:parent-style-name="Heading_20_2">
      <style:text-properties officeooo:rsid="00176522" officeooo:paragraph-rsid="00176522"/>
    </style:style>
    <style:style style:name="P20" style:family="paragraph" style:parent-style-name="Heading_20_3">
      <style:text-properties officeooo:paragraph-rsid="00190c95"/>
    </style:style>
    <style:style style:name="P21" style:family="paragraph" style:parent-style-name="Heading_20_3">
      <style:text-properties officeooo:rsid="000fd6d1" officeooo:paragraph-rsid="000fd6d1"/>
    </style:style>
    <style:style style:name="P22" style:family="paragraph" style:parent-style-name="Text_20_body">
      <style:text-properties officeooo:rsid="002c16a6" officeooo:paragraph-rsid="002dd7ab"/>
    </style:style>
    <style:style style:name="P23" style:family="paragraph" style:parent-style-name="Text_20_body" style:list-style-name="L1">
      <style:text-properties officeooo:paragraph-rsid="001251c5"/>
    </style:style>
    <style:style style:name="P24" style:family="paragraph" style:parent-style-name="Text_20_body" style:list-style-name="L1">
      <style:text-properties officeooo:rsid="00117d85" officeooo:paragraph-rsid="00117d85"/>
    </style:style>
    <style:style style:name="P25" style:family="paragraph" style:parent-style-name="Text_20_body" style:list-style-name="L1">
      <style:text-properties officeooo:rsid="001251c5" officeooo:paragraph-rsid="001251c5"/>
    </style:style>
    <style:style style:name="P26" style:family="paragraph" style:parent-style-name="Text_20_body">
      <style:text-properties officeooo:rsid="00346112" officeooo:paragraph-rsid="00346112"/>
    </style:style>
    <style:style style:name="P27" style:family="paragraph" style:parent-style-name="Text_20_body">
      <style:text-properties officeooo:rsid="0034d7c3" officeooo:paragraph-rsid="0034d7c3"/>
    </style:style>
    <style:style style:name="P28" style:family="paragraph" style:parent-style-name="Text_20_body">
      <style:text-properties officeooo:rsid="00369acb" officeooo:paragraph-rsid="00369acb"/>
    </style:style>
    <style:style style:name="P29" style:family="paragraph" style:parent-style-name="Text_20_body">
      <style:text-properties officeooo:rsid="001cd73a" officeooo:paragraph-rsid="001cd73a"/>
    </style:style>
    <style:style style:name="P30" style:family="paragraph" style:parent-style-name="Text_20_body">
      <style:text-properties officeooo:rsid="001e3628" officeooo:paragraph-rsid="001e3628"/>
    </style:style>
    <style:style style:name="P31" style:family="paragraph" style:parent-style-name="Text_20_body">
      <style:text-properties officeooo:rsid="0020b497" officeooo:paragraph-rsid="0020b497"/>
    </style:style>
    <style:style style:name="P32" style:family="paragraph" style:parent-style-name="Text_20_body">
      <style:text-properties officeooo:rsid="00220dce" officeooo:paragraph-rsid="00230270"/>
    </style:style>
    <style:style style:name="P33" style:family="paragraph" style:parent-style-name="Text_20_body">
      <style:text-properties officeooo:rsid="00220dce" officeooo:paragraph-rsid="00220dce"/>
    </style:style>
    <style:style style:name="P34" style:family="paragraph" style:parent-style-name="Text_20_body">
      <style:text-properties officeooo:rsid="0022aa0a" officeooo:paragraph-rsid="0022aa0a"/>
    </style:style>
    <style:style style:name="P35" style:family="paragraph" style:parent-style-name="Text_20_body">
      <style:text-properties officeooo:rsid="00230270" officeooo:paragraph-rsid="00230270"/>
    </style:style>
    <style:style style:name="P36" style:family="paragraph" style:parent-style-name="Text_20_body">
      <style:text-properties officeooo:rsid="0023eb92" officeooo:paragraph-rsid="0023eb92"/>
    </style:style>
    <style:style style:name="P37" style:family="paragraph" style:parent-style-name="Text_20_body">
      <style:text-properties officeooo:rsid="00267301" officeooo:paragraph-rsid="00267301"/>
    </style:style>
    <style:style style:name="P38" style:family="paragraph" style:parent-style-name="Text_20_body">
      <style:text-properties officeooo:rsid="0027f365" officeooo:paragraph-rsid="0027f365"/>
    </style:style>
    <style:style style:name="P39" style:family="paragraph" style:parent-style-name="Text_20_body">
      <style:text-properties officeooo:rsid="0029c60f" officeooo:paragraph-rsid="002dd7ab"/>
    </style:style>
    <style:style style:name="P40" style:family="paragraph" style:parent-style-name="Text_20_body">
      <style:text-properties officeooo:rsid="0029c60f" officeooo:paragraph-rsid="002c16a6"/>
    </style:style>
    <style:style style:name="P41" style:family="paragraph" style:parent-style-name="Text_20_body">
      <style:text-properties officeooo:rsid="0029c60f" officeooo:paragraph-rsid="0029c60f"/>
    </style:style>
    <style:style style:name="P42" style:family="paragraph" style:parent-style-name="Text_20_body">
      <style:text-properties officeooo:rsid="002dd7ab" officeooo:paragraph-rsid="002dd7ab"/>
    </style:style>
    <style:style style:name="P43" style:family="paragraph" style:parent-style-name="Text_20_body">
      <style:text-properties officeooo:rsid="002de548" officeooo:paragraph-rsid="002de548"/>
    </style:style>
    <style:style style:name="P44" style:family="paragraph" style:parent-style-name="Text_20_body">
      <style:text-properties officeooo:rsid="0032f881" officeooo:paragraph-rsid="0032f881"/>
    </style:style>
    <style:style style:name="P45" style:family="paragraph" style:parent-style-name="Text_20_body">
      <style:text-properties officeooo:rsid="0036a185" officeooo:paragraph-rsid="0036a185"/>
    </style:style>
    <style:style style:name="P46" style:family="paragraph" style:parent-style-name="Text_20_body">
      <style:text-properties officeooo:rsid="00384164" officeooo:paragraph-rsid="00384164"/>
    </style:style>
    <style:style style:name="P47" style:family="paragraph" style:parent-style-name="Text_20_body">
      <style:text-properties officeooo:rsid="0039bf0f" officeooo:paragraph-rsid="0039bf0f"/>
    </style:style>
    <style:style style:name="P48" style:family="paragraph" style:parent-style-name="Text_20_body">
      <style:text-properties officeooo:rsid="003a8dd1" officeooo:paragraph-rsid="003a8dd1"/>
    </style:style>
    <style:style style:name="P49" style:family="paragraph" style:parent-style-name="Text_20_body">
      <style:text-properties officeooo:rsid="003bce9c" officeooo:paragraph-rsid="003bce9c"/>
    </style:style>
    <style:style style:name="P50" style:family="paragraph" style:parent-style-name="Text_20_body">
      <style:text-properties officeooo:rsid="003cf4e7" officeooo:paragraph-rsid="003cf4e7"/>
    </style:style>
    <style:style style:name="P51" style:family="paragraph" style:parent-style-name="Text_20_body">
      <style:text-properties officeooo:rsid="003da958" officeooo:paragraph-rsid="003da958"/>
    </style:style>
    <style:style style:name="P52" style:family="paragraph" style:parent-style-name="Text_20_body">
      <style:text-properties officeooo:rsid="0018bbc7" officeooo:paragraph-rsid="0018bbc7"/>
    </style:style>
    <style:style style:name="P53" style:family="paragraph" style:parent-style-name="Text_20_body">
      <style:text-properties officeooo:rsid="003e54eb" officeooo:paragraph-rsid="003e54eb"/>
    </style:style>
    <style:style style:name="P54" style:family="paragraph" style:parent-style-name="Text_20_body">
      <style:text-properties officeooo:rsid="003efa51" officeooo:paragraph-rsid="003efa51"/>
    </style:style>
    <style:style style:name="P55" style:family="paragraph" style:parent-style-name="Text_20_body">
      <style:text-properties officeooo:rsid="0040797a" officeooo:paragraph-rsid="0040797a"/>
    </style:style>
    <style:style style:name="P56" style:family="paragraph" style:parent-style-name="Text_20_body">
      <style:text-properties officeooo:rsid="00414db9" officeooo:paragraph-rsid="00414db9"/>
    </style:style>
    <style:style style:name="P57" style:family="paragraph" style:parent-style-name="Text_20_body">
      <style:paragraph-properties fo:break-before="page"/>
      <style:text-properties officeooo:rsid="00220dce" officeooo:paragraph-rsid="00220dce"/>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dd7ab"/>
    </style:style>
    <style:style style:name="T16" style:family="text">
      <style:text-properties officeooo:rsid="002f9acc"/>
    </style:style>
    <style:style style:name="T17" style:family="text">
      <style:text-properties officeooo:rsid="003a8dd1"/>
    </style:style>
    <style:style style:name="T18" style:family="text">
      <style:text-properties officeooo:rsid="003bce9c"/>
    </style:style>
    <style:style style:name="T19" style:family="text">
      <style:text-properties officeooo:rsid="003cf4e7"/>
    </style:style>
    <style:style style:name="T20" style:family="text">
      <style:text-properties officeooo:rsid="003da958"/>
    </style:style>
    <style:style style:name="T21" style:family="text">
      <style:text-properties officeooo:rsid="00414db9"/>
    </style:style>
    <style:style style:name="T22" style:family="text">
      <style:text-properties officeooo:rsid="004158f5"/>
    </style:style>
    <style:style style:name="T23" style:family="text">
      <style:text-properties officeooo:rsid="004281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4"><text:a xlink:type="simple" xlink:href="#__RefHeading__290_1100830785" text:style-name="Index_20_Link" text:visited-style-name="Index_20_Link">1. Einleitung<text:tab/>3</text:a></text:p>
          <text:p text:style-name="P14"><text:a xlink:type="simple" xlink:href="#__RefHeading__292_1100830785" text:style-name="Index_20_Link" text:visited-style-name="Index_20_Link">2. Theorieteil<text:tab/>4</text:a></text:p>
          <text:p text:style-name="P13"><text:a xlink:type="simple" xlink:href="#__RefHeading__294_1100830785" text:style-name="Index_20_Link" text:visited-style-name="Index_20_Link">2.1. Definitionen<text:tab/>4</text:a></text:p>
          <text:p text:style-name="P12"><text:a xlink:type="simple" xlink:href="#__RefHeading__420_1100830785" text:style-name="Index_20_Link" text:visited-style-name="Index_20_Link">E-Sports<text:tab/>4</text:a></text:p>
          <text:p text:style-name="P12"><text:a xlink:type="simple" xlink:href="#__RefHeading__296_1100830785" text:style-name="Index_20_Link" text:visited-style-name="Index_20_Link">Rennspiel<text:tab/>4</text:a></text:p>
          <text:p text:style-name="P12"><text:a xlink:type="simple" xlink:href="#__RefHeading__422_1100830785" text:style-name="Index_20_Link" text:visited-style-name="Index_20_Link">Trackmania Nations<text:tab/>4</text:a></text:p>
          <text:p text:style-name="P12"><text:a xlink:type="simple" xlink:href="#__RefHeading__406_1100830785" text:style-name="Index_20_Link" text:visited-style-name="Index_20_Link">Ausgleichssport<text:tab/>4</text:a></text:p>
          <text:p text:style-name="P15"><text:a xlink:type="simple" xlink:href="#__RefHeading__408_1100830785" text:style-name="Index_20_Link" text:visited-style-name="Index_20_Link">Konzetrationsübungen<text:tab/>4</text:a></text:p>
          <text:p text:style-name="P15"><text:a xlink:type="simple" xlink:href="#__RefHeading__410_1100830785" text:style-name="Index_20_Link" text:visited-style-name="Index_20_Link">Reaktionsübungen<text:tab/>4</text:a></text:p>
          <text:p text:style-name="P15"><text:a xlink:type="simple" xlink:href="#__RefHeading__412_1100830785" text:style-name="Index_20_Link" text:visited-style-name="Index_20_Link">Kräftigungsübungen<text:tab/>4</text:a></text:p>
          <text:p text:style-name="P15"><text:a xlink:type="simple" xlink:href="#__RefHeading__424_1100830785" text:style-name="Index_20_Link" text:visited-style-name="Index_20_Link">Kognitive Übungen<text:tab/>4</text:a></text:p>
          <text:p text:style-name="P12"><text:a xlink:type="simple" xlink:href="#__RefHeading__426_1100830785" text:style-name="Index_20_Link" text:visited-style-name="Index_20_Link">relevante Lehrgangsinhalte<text:tab/>4</text:a></text:p>
          <text:p text:style-name="P14"><text:a xlink:type="simple" xlink:href="#__RefHeading__414_1100830785" text:style-name="Index_20_Link" text:visited-style-name="Index_20_Link">3. Hauptteil<text:tab/>5</text:a></text:p>
          <text:p text:style-name="P13"><text:a xlink:type="simple" xlink:href="#__RefHeading__416_1100830785" text:style-name="Index_20_Link" text:visited-style-name="Index_20_Link">Planung<text:tab/>5</text:a></text:p>
          <text:p text:style-name="P13"><text:a xlink:type="simple" xlink:href="#__RefHeading__418_1100830785" text:style-name="Index_20_Link" text:visited-style-name="Index_20_Link">Vorbereitung<text:tab/>5</text:a></text:p>
          <text:p text:style-name="P13"><text:a xlink:type="simple" xlink:href="#__RefHeading__428_1100830785" text:style-name="Index_20_Link" text:visited-style-name="Index_20_Link">Start<text:tab/>5</text:a></text:p>
          <text:p text:style-name="P13"><text:a xlink:type="simple" xlink:href="#__RefHeading__430_1100830785" text:style-name="Index_20_Link" text:visited-style-name="Index_20_Link">Durchfühurng<text:tab/>5</text:a></text:p>
          <text:p text:style-name="P12"><text:a xlink:type="simple" xlink:href="#__RefHeading__432_1100830785" text:style-name="Index_20_Link" text:visited-style-name="Index_20_Link">23.5.2017<text:tab/>5</text:a></text:p>
          <text:p text:style-name="P12"><text:a xlink:type="simple" xlink:href="#__RefHeading__434_1100830785" text:style-name="Index_20_Link" text:visited-style-name="Index_20_Link">30.5.2017<text:tab/>5</text:a></text:p>
          <text:p text:style-name="P12"><text:a xlink:type="simple" xlink:href="#__RefHeading__436_1100830785" text:style-name="Index_20_Link" text:visited-style-name="Index_20_Link">13.6.2017<text:tab/>5</text:a></text:p>
          <text:p text:style-name="P12"><text:a xlink:type="simple" xlink:href="#__RefHeading__438_1100830785" text:style-name="Index_20_Link" text:visited-style-name="Index_20_Link">20.6.2017<text:tab/>5</text:a></text:p>
          <text:p text:style-name="P13"><text:a xlink:type="simple" xlink:href="#__RefHeading__440_1100830785" text:style-name="Index_20_Link" text:visited-style-name="Index_20_Link">Abschluss<text:tab/>5</text:a></text:p>
          <text:p text:style-name="P14"><text:a xlink:type="simple" xlink:href="#__RefHeading__442_1100830785" text:style-name="Index_20_Link" text:visited-style-name="Index_20_Link">4. Resümee<text:tab/>6</text:a></text:p>
          <text:p text:style-name="P14"><text:a xlink:type="simple" xlink:href="#__RefHeading__300_1100830785" text:style-name="Index_20_Link" text:visited-style-name="Index_20_Link">Quellenverzeichnis<text:tab/>7</text:a></text:p>
        </text:index-body>
      </text:table-of-content>
      <text:p text:style-name="P1"/>
      <text:h text:style-name="P16"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1">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16"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20"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21"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n LVs, </text:p>
      <text:h text:style-name="P16"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18"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19"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18" text:outline-level="2"><text:bookmark-start text:name="__RefHeading__440_1100830785"/><text:span text:style-name="T4">Abschluss</text:span> <text:bookmark-end text:name="__RefHeading__440_1100830785"/></text:h>
      <text:p text:style-name="P9">Siegerehrung, Verteilung der Urkunden, Siegerfotos,</text:p>
      <text:p text:style-name="P57">Planung</text:p>
      <text:p text:style-name="P29">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9">Zuerst musste ich ein geeignetes Spiel finden, das den pädagogischen Anforderungen gerecht werden konnte und es sollte ein Computerspiel sein, das die Kinder sehr schnell erlernen können, auch wenn sie sich noch nicht so gut mit Computer auskennen.</text:p>
      <text:p text:style-name="P29">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9">Ein weiterer wichtiger Aspekt, den ich berücksichtigen wollte, war die Unterstützung durch Ausgleichssport. Dafür mussten auch geeignete Übungen für die Kinder gefunden werden.</text:p>
      <text:p text:style-name="P30">Als die Rahmenbedingungen abgesteckt waren, ging es daran die Termine auszmachen. Das ging bei uns in der NABE sehr unbürokratisch und wir einigten uns auf vier Dienstage an denen ich mit einer Auswahl an Kindern die Einheiten durchführte.</text:p>
      <text:p text:style-name="P30">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31">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33">Vorbereitung</text:p>
      <text:p text:style-name="P32">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34">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35">Zuätzlich überlegte ich mir wie ich die Tische und Sessel optimal stelle (<text:span text:style-name="T7">siehe Anhang 3</text:span>), damit ich den Überblick behalte und den Kindern helfend zur Seite stehen kann, falls Fragen oder unklarheiten auftreten sollten.</text:p>
      <text:p text:style-name="P35">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35">1. Einheit 23.5.2017</text:p>
      <text:p text:style-name="P35">In der ersten EInheit stand Programm, dass sich die Kinder mit dem Spiel mal ohne Einschränkungen mit „Trackmania Nations“ auseinandersetzen. Dafür bereitete ich die Spiele so vor, dass sich die Kinder nur mehr hinsetzen mussten und gab ihre Namen ein.</text:p>
      <text:p text:style-name="P35">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36">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36">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37">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37">Diese Besprechungsrunde war sehr herausfordernd, da viele Kinder nicht ganz bei der Sache waren und schon weiterspielen wollten. </text:p>
      <text:p text:style-name="P37">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38">Nach Ende der Einheit, lud ich die Betreuerinnen ein, das Spiel auch einmal auszuprobieren. Da konnte man auch gut beobachten, dass auch sie Spaß haben und sie sagten auch, dass sie sich gut vorstellen können, dass das den Kindern Spaß macht.</text:p>
      <text:p text:style-name="P41">2. Einheit 30.5.2017</text:p>
      <text:p text:style-name="P41">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40">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22">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p>
      <text:p text:style-name="P39"><text:span text:style-name="T15">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5">bis wir alle in einem großen Kreis standen. Wir schafften sogar eine ganze Runde, ohne dass ein Reifen umfiel.</text:span></text:p>
      <text:p text:style-name="P42">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43">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43">Zu guter letzt machten wir einige Staffelläufe, wo die Kinder Bälle balancieren sollten um so die Geschicklichkeit zu schulen. Das klappte auch sehr ordentlich.</text:p>
      <text:p text:style-name="P43">In dieser Einheit waren die Kinder sehr aufgewühlt und man merkte, dass sie viel Auslauf brauchen. Zum Schluss versuchte ich noch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Einheitenlänge zu kurz war aber ich alle Vorbereiteten Übungen unbedingt mit ihnen machen wollte. Da spielte bestimmt auch meine eigene Unruhe, die ich durch den Zeitdruck hineinbrachte, eine große Rolle.</text:p>
      <text:p text:style-name="P43">Nach der Einheit sollten siche eigentlich alle in einer Zweierreihe zum Hinaufgehen <text:soft-page-break/>aufstellen, aber durch ein Missverständnis rannten einige Kinder ohne warten alleine hinauf. Ich hatte noch die Möglichkeit sie zu ermahnen, dass das nicht in Ordnung war. <text:span text:style-name="T16">S</text:span>ie zeigten Reue und sahen ein, dass das keine gute Idee war, <text:span text:style-name="T16">weil sie sonst auch immer mit ihren Betreuerinnen warten und gemeinsam in den Gruppenraum gehen.</text:span></text:p>
      <text:p text:style-name="P44">3. Einheit 13.6.2017</text:p>
      <text:p text:style-name="P26">Die dritte Einheit hatte als Hauptthema, Training am Spiel. Zusätzlich bereitete ich noch Arbeitsblätter vor, die die räumliche Vorstellungskraft schulen sollen und den Kindern helfen, die ausgesuchten Strecken kennenzulernen.</text:p>
      <text:p text:style-name="P26">Für diese Einheit nahm ich wieder die Computeer mit und baute sie in einem Halbkreis auf, damit ich wieder den überblick behalten kann. Zusätzlich bereitete ich einen Bereich vor in dem die Arbeitsblätter ausgefüllt werden sollten.</text:p>
      <text:p text:style-name="P26">Zu Beginn wollte ich den Ablauf der Einheit in aller Ruhe mit den Kindern besprechen, aber das ging fast gar nicht, weil die Kinder schon wieder von den Computern abgelenkt waren. Mit einigen Verzögerungen klappte es aber doch und die Kinder die gerade zum Trainieren an der Reihe waren konzentrierten sich aufs Compuerspiel und alle anderen Kinder machten sich an die Arbeit um die Arbeitsblätter auszufüllen.</text:p>
      <text:p text:style-name="P27">Beim Trainieren hatten die Kinder die Aufgabe sich zuerst in aller Ruhe die Strecke einzuprägen und dann durch Wiederholungen der selben Strecke sich zu verbessern. Bei den meisten Kindern klappte das recht gut, weil sie verstanden hatten, dass man das Auto nach einem Unfall durch einen Tastendruck wieder zurücksetzen kann und die Strecke von Neuem in Angriff zu nehmen. Ein Paar Kinder waren aber leider mit der Steuerung noch so überfordert, dass da keine merkbaren Trainingsfortschritte zu bemerken waren. Durch meine Anleitung schafften sie es aber immerhin, dass sie im Endeffekt mit der Steuerung des Spiels zurecht kamen.</text:p>
      <text:p text:style-name="P28">Da das Trainieren von den Kindern sehr gut alleine <text:s/>zu bewerkstelligen war, verbrachte ich die meiste Zeit mit dem Betreuen der Arbeitsblätter. Die Aufgabenstellung war, zu den abgedruckten Strecken einige Kennwerte wie, Linkskurven, Rechtskurven, lange Gearden und sonstige Besonderheiten zu identifizieren und einzutragen. Zusätzlich sollten die Kinder alle „Checkpoints“, den Start und das Ziel einzeichnen.</text:p>
      <text:p text:style-name="P28">Einige Kinder kamen gut mit der Aufgabenstellung zurecht. Vorallem das Einzeichnen der „Checkpoints“ und von Start und Ziel klappte bei allen ziemlich gut. Viele Kinder hatten aber Schwierigkeiten mit der räumlichen Vorstellung und taten sich schwer, Links- und Rechtskurven zu unterscheiden, weil man bei Gegengeraden am Blatt umdenken muss. Ich zeigte ihnen, dass man auch das Blatt drehen kann und so immer in Fahrtrichtung auf die Strecke schauen kann.</text:p>
      <text:p text:style-name="P28">Beim Erkennen der Besonderheiten waren alle Kinder sehr kreativ und erkannten Details, die mir selber gar nicht aufgefallen waren.</text:p>
      <text:p text:style-name="P45">Zum Schluss besprachen wir den Fortschritt, den die Kinder erfahren haben und gingen die Arbeitsblätter gemeinsam durch. Beim Fortschritt ist den meisten Kindern selber nicht aufgefallen, dass sie sich verbessert haben. Nur die Kinder, die sich die Anfangs und <text:soft-page-break/>Endzeit ihrer Strecken merkten sagten, dass sie sich verbessert haben. Da sieht man, dass ein Messmittel beim Training von Vorteil sein kann. Beim Durchgehen der Arbeitsblätter sagten viele, dass ihnen die Unterscheidung von Links- und Rechtskurven schwer fiel und dass ihnen das studieren der Strecken im Vorhinein aus der Vogelpersepktive nicht viel für das Fahren brachte. Da sieht man, dass die räumliche Vorstellungskraft noch nicht so gut ausgebildet ist und dass man in diesem Bereich noch mehr herausholen kann, wenn man die Kinder in diese Richtung schult.</text:p>
      <text:p text:style-name="P46">4. Einheit 20.6.2017</text:p>
      <text:p text:style-name="P47">Bei der vierten Einheit stand das große Abschlussturnier am Programm. Dazu bereitete ich <text:s/>eine Namensliste mit allen Teilnehmern vor, in der ich die Qualifiktationszeiten und die Platzierung eintragen konnte. <text:span text:style-name="T17">Zusätzlich druckte ich einen Turnierbaum aus und hängte ihn für alle gut sichtbar an die Tafel, damit wir den Turnierverlauf mitverfolgen konnten.</text:span> Die Computer baute ich wieder in einem Halbkreis auf, <text:span text:style-name="T17">und stellte zu jedem Platz noch einen zusätzlichen Sessel für den Schiedsrichter.</text:span></text:p>
      <text:p text:style-name="P48">Zu Beginn besprachen wir den groben Ablauf des Turniers. Zuerst gab es eine Qualifikationsrunde, bei der jedes Kind 5 Minuten Zeit hatte eine möglichst schnelle Streckenzeit zu erreichen. Die Kinder, die gerade nicht fuhren, fungierten als Schiedsrichter und sollten die Bestzeiten aufschreiben. Das gelang im Großen und Ganzen recht gut, nur ein Kind war so aufgeregt, weil es schon so auf seinen Einsatz wartete, dass es ziemlich unruhig war und sich überhaupt nicht auf die Schiedsrichteraufgabe konzentrieren konnte. Durch Hilfe der Anderen konnten wir aber die gefahrene Zeit in Erfahrung bringen <text:span text:style-name="T18">und das Turnier konnte fortgesetzt werden.</text:span></text:p>
      <text:p text:style-name="P49">Nach der Qualifikationsrunde reihten wir die Kinder nach ihren Zeiten und es wurde daraus ein Turnierbaum erstellt. Der Schnellste durfte gegen den Langsamsten antreten, der zweitschnellste gegen den zweitlangsamsten und so weiter. <text:span text:style-name="T19">Beim Turniersystem setzten wir auf ein System mit Hoffnungsrunden, sodass alle Kinder bis zum Schluss mitspielen konnten und sich immer spannendere Duelle ergaben.</text:span></text:p>
      <text:p text:style-name="P50">Im Laufe des Turniers zeichnete sich schon zu Beginn ein Favorit für den Sieg ab, aber alle anderen Kinder wurden im Zuge dessen immer Ehrgeiziger und wollten auch ihre Leistungen verbessern. Durch die Hoffnungsrunden entstanden wirklich spannende Rennen, wo die Zeitabstände immer geringer wurden. <text:span text:style-name="T20">Am Ende siegte das favorisierte Kind, aber keiner war irgendwie neidisch und gratulierte dem Siegerkind.</text:span></text:p>
      <text:p text:style-name="P51">Zur Ehrung aller Teilnehmer hatte ich auch Urkunden (<text:span text:style-name="T7">siehe Anhang 4</text:span>) vorbereitet, wo bewusst keine Platzierung vermerkt war. Das fiel den meisten Kindern gar nicht auf, nur ein Kind beschwerte sich, dass sein guter zweiter Platz „ja gar nicht draufsteht“. Das trug ich dann per Hand nach und auch dieses Kind konnte zufriedengestellt werden.</text:p>
      <text:p text:style-name="P51">Bei der Siegerehrung, <text:span text:style-name="T23">wo wir auch das Siegerfoto machten,</text:span> waren alle Kinder noch voll motiviert und applaudierten allen Teilnehmern gleichfalls. Nur der Sieger wurde mit einem riesigen Extraapplaus bedacht.</text:p>
      <text:h text:style-name="P16"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p text:style-name="P9"/>
      <text:p text:style-name="P53">Zusammenfassend kann ich sagen dass dieses Projekt ein voller Erfolg war, obwohl ich <text:span text:style-name="T21">im Vorfeld</text:span> meine Bedenken <text:span text:style-name="T21">dazu</text:span> hatte. Alle Kinder waren mit vollem Eifer und Motivation dabei und hatten sehr viel Spaß. <text:span text:style-name="T21">Da mir das Thema e-Sports selber ein großes Anliegen ist, werde ich so ein Projekt bestimmt noch öfters durchführen.</text:span></text:p>
      <text:p text:style-name="P53">Beim nächsten mal, wenn ich solch ein Projekt durchführe, werde ich <text:span text:style-name="T21">aber</text:span> mehr Zeit für die Einheiten einplanen. Es ging sich zwar immer ganz genau auf den Punkt aus, aber es fühlte sich sehr gestresst an. Zusätzlich bleibt dann mehr Zeit für Erklärungen und Fragen. Man könnte auch eine Zeit für Ausgleichssport am Beginn jeder Einheit einplanen um die Wichtigkeit nochmal<text:span text:style-name="T21">s</text:span> zu unterstreichen.</text:p>
      <text:p text:style-name="P53">Ein anderer Aspekt der noch verbesserungswürdig ist, war die Anzahl der Computer. Da nicht jedes Kind einen Rechner zur Verfügung hatte, war es immer eine Herausforderung die Leerlaufzeiten zu füllen und ihnen geeignete Zusatzaufgaben zu stellen. <text:span text:style-name="T21">Hier sollte man schauen, dass bei einem Computer maximal zwei Kinder sitzen.</text:span></text:p>
      <text:p text:style-name="P54">Mit der Anordnung der Computer in einem Halbkreis war ich sehr zufrieden, weil ich dadurch immer den Überblick behielt. Für die Besprechungen werde ich aber einen eigenen Bereich, etwas entfernt von den Computern vorbereiten, weil die Kinder sonst sehr leicht abgelenkt werden und sich nicht auf die Besprechung<text:span text:style-name="T21">en</text:span> konzentrieren können.</text:p>
      <text:p text:style-name="P55">Bei der E<text:span text:style-name="T21">i</text:span>nheit mit Ausgleichssport wurde mir wieder bewusst, wie man mit den einfachsten Dingen und Hilfsmitteln große Wirkung erzielen kann. Da fiel mir auch auf, dass Kinder voll dabei sind, wenn man als Betreuer auch vollen Einsatz zeigt. Bei der Vorbereitung achte ich nächstes mal darauf, dass ich alle Utensilien mitnehme, sodass alle Programmpunkte ordnungsgemäß durchgeführt werden können.</text:p>
      <text:p text:style-name="P56">Bei der Einheit mit dem gezielten Training war gut, dass ich Arbeitsblätter vorbereitet hatte. Ohne d<text:span text:style-name="T22">eren</text:span> wäre das für die Kinder zu trocken geworden. Weiters sahen die Kinder selber wenig Fortschritt beim Training. Da würde es wahrscheinlich helfen ihnen zu erlären, dass die gefahrenen Zeiten auf der Strecke ein super Maßstab ist für ihre Verbesserung. Das werde ich beim nächsten mal <text:span text:style-name="T22">beachten.</text:span></text:p>
      <text:p text:style-name="P55">Das <text:span text:style-name="T21">T</text:span>urnier als krönender Abschluss kam bei den Kindern äußerst gut an. Alle waren mit voller Motivation dabei und legten ziemlich viel Ehrgeiz an den Tag. Dass wir ein Turniersystem mit hoffnungsrunden einsetzten war auch gelungen, weil dadurch alle Kinder bis zum Schluss mitspielen konnten und sich spannende Duelle ergaben.</text:p>
      <text:h text:style-name="P17" text:outline-level="1"><text:bookmark-start text:name="__RefHeading__300_1100830785"/>Quellenverzeichnis<text:bookmark-end text:name="__RefHeading__300_1100830785"/></text:h>
      <text:list xml:id="list3904252552926546240" text:style-name="L1">
        <text:list-item>
          <text:p text:style-name="P24">Definition Rennspiel: https://de.wikipedia.org/wiki/Rennspiel (14.10.2017 10:19)</text:p>
        </text:list-item>
        <text:list-item>
          <text:p text:style-name="P25">Definition E-Sports: https://de.wikipedia.org/wiki/E-Sport (14.10.2017 10:30)</text:p>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12T15:18:12.313000000</dc:date>
    <meta:editing-duration>P1DT4H53M39S</meta:editing-duration>
    <meta:editing-cycles>47</meta:editing-cycles>
    <meta:generator>LibreOffice/4.3.6.2$Windows_x86 LibreOffice_project/d50a87b2e514536ed401c18000dad4660b6a169e</meta:generator>
    <meta:document-statistic meta:table-count="0" meta:image-count="0" meta:object-count="0" meta:page-count="13" meta:paragraph-count="130" meta:word-count="3926" meta:character-count="26753" meta:non-whitespace-character-count="22946"/>
  </office:meta>
</office:document-meta>
</file>